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312cm" table:align="left"/>
    </style:style>
    <style:style style:name="Tabela1.A" style:family="table-column">
      <style:table-column-properties style:column-width="1.991cm"/>
    </style:style>
    <style:style style:name="Tabela1.B" style:family="table-column">
      <style:table-column-properties style:column-width="5.505cm"/>
    </style:style>
    <style:style style:name="Tabela1.C" style:family="table-column">
      <style:table-column-properties style:column-width="3.81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📝 Relatório de Aula – Estrutura de Dados em Java (TAD e Listas)</text:h>
      <text:p text:style-name="Horizontal_20_Line"/>
      <text:h text:style-name="Heading_20_2" text:outline-level="2">📌 1. TAD – Tipo Abstrato de Dados</text:h>
      <text:h text:style-name="Heading_20_3" text:outline-level="3">✅ O que é?</text:h>
      <text:p text:style-name="Text_20_body">TAD é como uma <text:span text:style-name="Strong_20_Emphasis">receita</text:span> que descreve como um tipo de dado deve funcionar. Ele <text:span text:style-name="Strong_20_Emphasis">define as operações possíveis</text:span> sobre um dado, <text:span text:style-name="Strong_20_Emphasis">sem se preocupar</text:span> com <text:span text:style-name="Emphasis">como essas operações são feitas por dentro</text:span>.</text:p>
      <text:p text:style-name="Quotations">Exemplo cotidiano: um <text:span text:style-name="Strong_20_Emphasis">controle remoto</text:span> é um TAD. Você sabe que ele tem botões para mudar o canal, aumentar o volume, desligar... mas não precisa entender o circuito interno dele para usar.</text:p>
      <text:p text:style-name="Horizontal_20_Line"/>
      <text:h text:style-name="Heading_20_2" text:outline-level="2">📌 2. Tipos Primitivos</text:h>
      <text:p text:style-name="Text_20_body">Esses são os tipos básicos que o Java já oferece prontos, ideais para armazenar valores simple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O que guarda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int</text:span></text:p>
          </table:table-cell>
          <table:table-cell table:style-name="Tabela1.A1" office:value-type="string">
            <text:p text:style-name="Table_20_Contents">Números inteiros</text:p>
          </table:table-cell>
          <table:table-cell table:style-name="Tabela1.A1" office:value-type="string">
            <text:p text:style-name="Table_20_Contents">1, 100, -7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uble</text:span></text:p>
          </table:table-cell>
          <table:table-cell table:style-name="Tabela1.A1" office:value-type="string">
            <text:p text:style-name="Table_20_Contents">Números com casas decimais</text:p>
          </table:table-cell>
          <table:table-cell table:style-name="Tabela1.A1" office:value-type="string">
            <text:p text:style-name="Table_20_Contents">3.14, -0.5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har</text:span></text:p>
          </table:table-cell>
          <table:table-cell table:style-name="Tabela1.A1" office:value-type="string">
            <text:p text:style-name="Table_20_Contents">Um único caractere</text:p>
          </table:table-cell>
          <table:table-cell table:style-name="Tabela1.A1" office:value-type="string">
            <text:p text:style-name="Table_20_Contents">'a', '1', '@'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oolean</text:span></text:p>
          </table:table-cell>
          <table:table-cell table:style-name="Tabela1.A1" office:value-type="string">
            <text:p text:style-name="Table_20_Contents">Verdadeiro ou falso</text:p>
          </table:table-cell>
          <table:table-cell table:style-name="Tabela1.A1" office:value-type="string">
            <text:p text:style-name="Table_20_Contents"><text:span text:style-name="Source_20_Text">true</text:span>, <text:span text:style-name="Source_20_Text">fal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ring</text:span></text:p>
          </table:table-cell>
          <table:table-cell table:style-name="Tabela1.A1" office:value-type="string">
            <text:p text:style-name="Table_20_Contents">Texto (sequência de caracteres)</text:p>
          </table:table-cell>
          <table:table-cell table:style-name="Tabela1.A1" office:value-type="string">
            <text:p text:style-name="Table_20_Contents">"Java", "Olá mundo"</text:p>
          </table:table-cell>
        </table:table-row>
      </table:table>
      <text:p text:style-name="Horizontal_20_Line"/>
      <text:h text:style-name="Heading_20_2" text:outline-level="2">📌 3. Tipos Abstratos (Classes)</text:h>
      <text:p text:style-name="Text_20_body">Quando precisamos representar <text:span text:style-name="Strong_20_Emphasis">coisas mais complexas</text:span> que apenas um número ou letra, usamos <text:span text:style-name="Strong_20_Emphasis">classes</text:span>.</text:p>
      <text:p text:style-name="Quotations">Exemplo cotidiano: imagine representar um <text:span text:style-name="Strong_20_Emphasis">aluno</text:span>. Você precisa guardar o nome, a idade, a matrícula… isso tudo fica dentro de uma classe chamada <text:span text:style-name="Source_20_Text">Aluno</text:span>.</text:p>
      <text:p text:style-name="Preformatted_20_Text"><text:span text:style-name="Source_20_Text">class Aluno {</text:span></text:p>
      <text:p text:style-name="Preformatted_20_Text"><text:span text:style-name="Source_20_Text"><text:s text:c="4"/>String nome;</text:span></text:p>
      <text:p text:style-name="Preformatted_20_Text"><text:span text:style-name="Source_20_Text"><text:s text:c="4"/>int idade;</text:span></text:p>
      <text:p text:style-name="Preformatted_20_Text"><text:span text:style-name="Source_20_Text"><text:s text:c="4"/>String matricula;</text:span></text:p>
      <text:p text:style-name="P1"><text:span text:style-name="Source_20_Text">}</text:span></text:p>
      <text:p text:style-name="Horizontal_20_Line"/>
      <text:h text:style-name="Heading_20_2" text:outline-level="2"><text:soft-page-break/>📌 4. Classe Nó (Node) – Por que é uma classe?</text:h>
      <text:h text:style-name="Heading_20_3" text:outline-level="3">🔹 O que é um "nó"?</text:h>
      <text:p text:style-name="Text_20_body">Um <text:span text:style-name="Strong_20_Emphasis">nó</text:span> é uma estrutura que representa <text:span text:style-name="Strong_20_Emphasis">um único elemento</text:span> dentro de uma lista encadeada. Ele guarda:</text:p>
      <text:list text:style-name="L1">
        <text:list-item>
          <text:p text:style-name="P2">Um valor (dado)</text:p>
        </text:list-item>
        <text:list-item>
          <text:p text:style-name="P2">Uma referência para o <text:span text:style-name="Strong_20_Emphasis">próximo</text:span> elemento da lista (ou anterior, dependendo do tipo da lista)</text:p>
        </text:list-item>
      </text:list>
      <text:h text:style-name="Heading_20_3" text:outline-level="3">💡 Por que é uma <text:span text:style-name="Strong_20_Emphasis">classe</text:span>?</text:h>
      <text:p text:style-name="Text_20_body">Porque um nó não é apenas um número ou texto: ele <text:span text:style-name="Strong_20_Emphasis">combina informação e estrutura</text:span>, ou seja, <text:span text:style-name="Strong_20_Emphasis">dados e relações</text:span>. Isso é exatamente o que classes fazem: <text:span text:style-name="Strong_20_Emphasis">agrupam dados e comportamentos</text:span>.</text:p>
      <text:p text:style-name="Preformatted_20_Text"><text:span text:style-name="Source_20_Text">class No {</text:span></text:p>
      <text:p text:style-name="Preformatted_20_Text"><text:span text:style-name="Source_20_Text"><text:s text:c="4"/>int dado;</text:span></text:p>
      <text:p text:style-name="Preformatted_20_Text"><text:span text:style-name="Source_20_Text"><text:s text:c="4"/>No proximo;</text:span></text:p>
      <text:p text:style-name="P1"><text:span text:style-name="Source_20_Text">}</text:span></text:p>
      <text:p text:style-name="Horizontal_20_Line"/>
      <text:h text:style-name="Heading_20_2" text:outline-level="2">📌 5. Listas – Estrutura de Dados baseada em Classes</text:h>
      <text:h text:style-name="Heading_20_3" text:outline-level="3">✅ O que são?</text:h>
      <text:p text:style-name="Text_20_body">São estruturas que <text:span text:style-name="Strong_20_Emphasis">organizam vários elementos em sequência</text:span>, geralmente usando nós encadeados. Cada tipo de lista tem suas regras e características específicas.</text:p>
      <text:p text:style-name="Horizontal_20_Line"/>
      <text:h text:style-name="Heading_20_2" text:outline-level="2">📌 6. Tipos de Listas</text:h>
      <text:h text:style-name="Heading_20_3" text:outline-level="3">🔹 Lista Encadeada (Simples)</text:h>
      <text:p text:style-name="Text_20_body">Cada nó aponta para o <text:span text:style-name="Strong_20_Emphasis">próximo</text:span>:</text:p>
      <text:p text:style-name="P1"><text:span text:style-name="Source_20_Text">[dado1] -&gt; [dado2] -&gt; [dado3] -&gt; null</text:span></text:p>
      <text:p text:style-name="Text_20_body">Permite adicionar ou remover elementos de forma dinâmica. É boa para listas em que os dados mudam bastante.</text:p>
      <text:p text:style-name="Horizontal_20_Line"/>
      <text:h text:style-name="Heading_20_3" text:outline-level="3">🔹 Lista Duplamente Encadeada</text:h>
      <text:p text:style-name="Text_20_body">Cada nó aponta tanto para o <text:span text:style-name="Strong_20_Emphasis">próximo</text:span> quanto para o <text:span text:style-name="Strong_20_Emphasis">anterior</text:span>:</text:p>
      <text:p text:style-name="P1"><text:span text:style-name="Source_20_Text">null &lt;- [dado1] &lt;-&gt; [dado2] &lt;-&gt; [dado3] -&gt; null</text:span></text:p>
      <text:p text:style-name="Text_20_body">Mais flexível: permite navegação nos dois sentidos.</text:p>
      <text:p text:style-name="Horizontal_20_Line"/>
      <text:h text:style-name="Heading_20_3" text:outline-level="3"><text:soft-page-break/>🔹 Lista Circular</text:h>
      <text:p text:style-name="Text_20_body">Último nó aponta de volta para o <text:span text:style-name="Strong_20_Emphasis">primeiro</text:span>, formando um ciclo:</text:p>
      <text:p text:style-name="Preformatted_20_Text"><text:span text:style-name="Source_20_Text">[dado1] -&gt; [dado2] -&gt; [dado3] --+</text:span></text:p>
      <text:p text:style-name="P1"><text:span text:style-name="Source_20_Text"><text:s text:c="3"/>^----------------------------|</text:span></text:p>
      <text:p text:style-name="Text_20_body">Muito usada em aplicações que exigem repetição contínua (ex: rodízios, ciclos de execução).</text:p>
      <text:p text:style-name="Horizontal_20_Line"/>
      <text:h text:style-name="Heading_20_2" text:outline-level="2">📌 7. Listas com Restrições de Acesso</text:h>
      <text:p text:style-name="Text_20_body">Nem toda lista permite acessar qualquer elemento a qualquer hora. Algumas impõem regras de entrada e saída de dados.</text:p>
      <text:h text:style-name="Heading_20_3" text:outline-level="3">🔸 Pilha (Stack)</text:h>
      <text:p text:style-name="Text_20_body">Regra: <text:span text:style-name="Strong_20_Emphasis">Último a entrar é o primeiro a sair</text:span> – <text:span text:style-name="Emphasis">LIFO</text:span> (Last In, First Out)</text:p>
      <text:p text:style-name="Quotations">Exemplo cotidiano: uma pilha de pratos. Você tira o de cima primeiro.</text:p>
      <text:p text:style-name="Preformatted_20_Text"><text:span text:style-name="Source_20_Text">stack.push(10); <text:s text:c="2"/>// coloca</text:span></text:p>
      <text:p text:style-name="Preformatted_20_Text"><text:span text:style-name="Source_20_Text">stack.pop(); <text:s text:c="5"/>// remove o do topo</text:span></text:p>
      <text:p text:style-name="P1"><text:span text:style-name="Source_20_Text">stack.peek(); <text:s text:c="4"/>// olha o topo</text:span></text:p>
      <text:h text:style-name="Heading_20_3" text:outline-level="3">🔸 Fila (Queue)</text:h>
      <text:p text:style-name="Text_20_body">Regra: <text:span text:style-name="Strong_20_Emphasis">Primeiro a entrar é o primeiro a sair</text:span> – <text:span text:style-name="Emphasis">FIFO</text:span> (First In, First Out)</text:p>
      <text:p text:style-name="Quotations">Exemplo cotidiano: fila de banco. Quem chega primeiro, sai primeiro.</text:p>
      <text:p text:style-name="Preformatted_20_Text"><text:span text:style-name="Source_20_Text">queue.add(10); <text:s text:c="2"/>// entra na fila</text:span></text:p>
      <text:p text:style-name="Preformatted_20_Text"><text:span text:style-name="Source_20_Text">queue.remove(); <text:s/>// sai da fila</text:span></text:p>
      <text:p text:style-name="P1"><text:span text:style-name="Source_20_Text">queue.peek(); <text:s text:c="3"/>// olha quem está na frente</text:span></text:p>
      <text:p text:style-name="Horizontal_20_Line"/>
      <text:h text:style-name="Heading_20_2" text:outline-level="2">📌 8. O que Observar em Pilhas e Filas?</text:h>
      <text:h text:style-name="Heading_20_3" text:outline-level="3">🔍 Acesso Controlado</text:h>
      <text:list text:style-name="L2">
        <text:list-item>
          <text:p text:style-name="P3"><text:span text:style-name="Strong_20_Emphasis">Na pilha</text:span>, só dá pra acessar o <text:span text:style-name="Strong_20_Emphasis">topo</text:span></text:p>
        </text:list-item>
        <text:list-item>
          <text:p text:style-name="P3"><text:span text:style-name="Strong_20_Emphasis">Na fila</text:span>, só dá pra acessar o <text:span text:style-name="Strong_20_Emphasis">início (frente)</text:span></text:p>
        </text:list-item>
      </text:list>
      <text:h text:style-name="Heading_20_3" text:outline-level="3">⚠️ Exemplos de Verificações:</text:h>
      <text:list text:style-name="L3">
        <text:list-item>
          <text:p text:style-name="P4">Pilha vazia:</text:p>
        </text:list-item>
      </text:list>
      <text:p text:style-name="Preformatted_20_Text"><text:span text:style-name="Source_20_Text">if (stack.isEmpty()) {</text:span></text:p>
      <text:p text:style-name="Preformatted_20_Text"><text:span text:style-name="Source_20_Text"><text:s text:c="4"/>System.out.println("Pilha vazia!");</text:span></text:p>
      <text:p text:style-name="P1"><text:span text:style-name="Source_20_Text">}</text:span></text:p>
      <text:list text:style-name="L4">
        <text:list-item>
          <text:p text:style-name="P5">Fila vazia:</text:p>
        </text:list-item>
      </text:list>
      <text:p text:style-name="Preformatted_20_Text"><text:span text:style-name="Source_20_Text">if (queue.isEmpty()) {</text:span></text:p>
      <text:p text:style-name="Preformatted_20_Text"><text:soft-page-break/><text:span text:style-name="Source_20_Text"><text:s text:c="4"/>System.out.println("Fila vazia!");</text:span></text:p>
      <text:p text:style-name="P1"><text:span text:style-name="Source_20_Text">}</text:span></text:p>
      <text:p text:style-name="Horizontal_20_Line"/>
      <text:h text:style-name="Heading_20_2" text:outline-level="2">🎯 Dicas para Estudar e Praticar</text:h>
      <text:list text:style-name="L5">
        <text:list-item>
          <text:p text:style-name="P6"><text:span text:style-name="Strong_20_Emphasis">Implemente suas próprias listas!</text:span></text:p>
          <text:list>
            <text:list-item>
              <text:p text:style-name="P6">Tente criar a classe <text:span text:style-name="Source_20_Text">No</text:span> e <text:span text:style-name="Source_20_Text">ListaEncadeada</text:span> do zero.</text:p>
            </text:list-item>
          </text:list>
        </text:list-item>
        <text:list-item>
          <text:p text:style-name="P6"><text:span text:style-name="Strong_20_Emphasis">Visualize com desenhos!</text:span></text:p>
          <text:list>
            <text:list-item>
              <text:p text:style-name="P6">Faça no papel como os nós estão conectados.</text:p>
            </text:list-item>
          </text:list>
        </text:list-item>
        <text:list-item>
          <text:p text:style-name="P6"><text:span text:style-name="Strong_20_Emphasis">Compare com o cotidiano</text:span></text:p>
          <text:list>
            <text:list-item>
              <text:p text:style-name="P6">Pensar em pilhas e filas reais ajuda MUITO a entender o comportamento.</text:p>
            </text:list-item>
          </text:list>
        </text:list-item>
        <text:list-item>
          <text:p text:style-name="P6"><text:span text:style-name="Strong_20_Emphasis">Teste com System.out.println()</text:span></text:p>
          <text:list>
            <text:list-item>
              <text:p text:style-name="P6">Mostre o conteúdo da lista a cada operação.</text:p>
            </text:list-item>
          </text:list>
        </text:list-item>
      </text:list>
      <text:p text:style-name="Horizontal_20_Line"/>
      <text:p text:style-name="Text_20_body">Se quiser, posso te ajudar com <text:span text:style-name="Strong_20_Emphasis">códigos de exemplo para cada estrutura</text:span> (pilha, fila, lista encadeada). Quer que eu monte isso na sequência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9:50:18.744109995</meta:creation-date>
    <dc:date>2025-04-11T19:52:45.582544245</dc:date>
    <meta:editing-duration>PT2M27S</meta:editing-duration>
    <meta:editing-cycles>1</meta:editing-cycles>
    <meta:document-statistic meta:table-count="1" meta:image-count="0" meta:object-count="0" meta:page-count="4" meta:paragraph-count="98" meta:word-count="694" meta:character-count="4002" meta:non-whitespace-character-count="3368"/>
    <meta:generator>LibreOffice/7.4.7.2$Linux_X86_64 LibreOffice_project/40$Build-2</meta:generator>
  </office:meta>
</office:document-meta>
</file>